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text-align="end" style:justify-single-word="false"/>
      <style:text-properties officeooo:rsid="001b096b" officeooo:paragraph-rsid="001b09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لماذا اخترت هذا المسار:</text:p>
      <text:p text:style-name="P1">لانني استخدم جهاز اندرويد وافضله عن اجهزه ابل</text:p>
      <text:p text:style-name="P1"/>
      <text:p text:style-name="P1"/>
      <text:p text:style-name="P1"/>
      <text:p text:style-name="P1">11-4/ادبي</text:p>
      <text:p text:style-name="P1"/>
      <text:p text:style-name="P1">مدرسه الرقه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end"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Tahoma" style:font-size-complex="12pt" style:language-complex="ar" style:country-complex="KW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NSimSun" style:font-size-asian="10.5pt" style:language-asian="zh" style:country-asian="CN" style:font-name-complex="Tahoma" style:font-size-complex="12pt" style:language-complex="ar" style:country-complex="KW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Tahoma1" style:font-family-complex="Tahoma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1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09T10:56:39.414000000</dc:date>
    <meta:editing-duration>PT2M33S</meta:editing-duration>
    <meta:editing-cycles>1</meta:editing-cycles>
    <meta:document-statistic meta:table-count="0" meta:image-count="0" meta:object-count="0" meta:page-count="1" meta:paragraph-count="4" meta:word-count="15" meta:character-count="89" meta:non-whitespace-character-count="77"/>
    <meta:generator>Trio_Office/6.2.8.2$Windows_x86 LibreOffice_project/</meta:generator>
  </office:meta>
</office:document-meta>
</file>